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8e8" officeooo:paragraph-rsid="001858e8"/>
    </style:style>
    <style:style style:name="P2" style:family="paragraph" style:parent-style-name="Standard">
      <style:paragraph-properties fo:text-align="start" style:justify-single-word="false"/>
      <style:text-properties officeooo:rsid="001858e8" officeooo:paragraph-rsid="00185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1-d</text:p>
      <text:p text:style-name="P2">2-d</text:p>
      <text:p text:style-name="P2">3-e</text:p>
      <text:p text:style-name="P2">4-c</text:p>
      <text:p text:style-name="P2">5-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1:41:13.175943858</meta:creation-date>
    <dc:date>2020-10-08T11:45:15.715842804</dc:date>
    <meta:editing-duration>PT4M3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6" meta:word-count="8" meta:character-count="36" meta:non-whitespace-character-count="34"/>
  </office:meta>
</office:document-meta>
</file>